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e Information System API</text:h>
      <text:p text:style-name="Text_20_body"/>
      <text:p text:style-name="Text_20_body">Class Hierachy</text:p>
      <text:p text:style-name="Text_20_body"><text:tab/>Overall Project Class to which Sequencing and other experiments can belong</text:p>
      <text:p text:style-name="Text_20_body"/>
      <text:h text:style-name="Heading_20_3" text:outline-level="3">Sequence Experiment Class</text:h>
      <text:p text:style-name="Text_20_body"><text:tab/>Rationale:</text:p>
      <text:p text:style-name="Text_20_body"><text:tab/>Want to be able to take any datum at any point and expand the entire data structure as desired. To do this we need to traverse the tables:</text:p>
      <text:p text:style-name="Text_20_body">seqExperiment &lt;---&gt; seqProject &lt;---&gt; laneData &lt;---&gt; sampleData</text:p>
      <text:p text:style-name="Text_20_body"/>
      <text:p text:style-name="Text_20_body">Will need to use javascript to expand the document as the user selects things to expand.</text:p>
      <text:p text:style-name="Text_20_body"/>
      <text:p text:style-name="Text_20_body">1)Select:</text:p>
      <text:p text:style-name="Text_20_body">User selects something to search for.</text:p>
      <text:p text:style-name="Text_20_body"><text:tab/>Basic page where we can select by database keys<text:tab/></text:p>
      <text:p text:style-name="Text_20_body"><text:tab/>Details page where we can select and data or datum.</text:p>
      <text:p text:style-name="Text_20_body">Where more than one hit is found, multiple </text:p>
      <text:p text:style-name="Text_20_body"/>
      <text:p text:style-name="Text_20_body"/>
      <text:p text:style-name="Text_20_body">2)Expand:</text:p>
      <text:p text:style-name="Text_20_body">Use javascript to expand the document based on what the user has already selected.</text:p>
      <text:p text:style-name="Text_20_body"><text:tab/>User can either navigate through the data hierarchy, expanding as they go.</text:p>
      <text:p text:style-name="Text_20_body">or</text:p>
      <text:p text:style-name="Text_20_body"><text:tab/>Data can automatically expand to everything that the user has selected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oft-page-break/>Select methods</text:p>
      <text:p text:style-name="Text_20_body">selectSeqExptData(&lt;search term&gt;, &lt;value&gt;)</text:p>
      <text:p text:style-name="Text_20_body"><text:tab/>Where &lt;search term&gt; is one of: <text:tab/>seqExptID &lt;string&gt;</text:p>
      <text:p text:style-name="Text_20_body"><text:tab/><text:tab/><text:tab/><text:tab/><text:tab/><text:tab/>flowcellID &lt;string&gt;</text:p>
      <text:p text:style-name="Text_20_body"><text:tab/><text:tab/><text:tab/><text:tab/><text:tab/><text:tab/>startDate &lt;yyyy-mm-dd&gt;</text:p>
      <text:p text:style-name="Text_20_body"><text:tab/><text:tab/><text:tab/><text:tab/><text:tab/><text:tab/>completionDate &lt;yyyy-mm-dd&gt;</text:p>
      <text:p text:style-name="Text_20_body"><text:tab/><text:tab/><text:tab/><text:tab/><text:tab/><text:tab/>genomicsLead &lt;string&gt;</text:p>
      <text:p text:style-name="Text_20_body"><text:tab/><text:tab/><text:tab/><text:tab/><text:tab/><text:tab/>dataLocation &lt;string&gt;</text:p>
      <text:p text:style-name="Text_20_body"><text:tab/><text:tab/><text:tab/><text:tab/><text:tab/><text:tab/>indexTagCycles &lt;int&gt;</text:p>
      <text:p text:style-name="Text_20_body"><text:tab/><text:tab/><text:tab/><text:tab/><text:tab/><text:tab/>readCycles &lt;int&gt;</text:p>
      <text:p text:style-name="Text_20_body"><text:tab/><text:tab/><text:tab/><text:tab/><text:tab/></text:p>
      <text:p text:style-name="Text_20_body">selectSeqProject(&lt;search term&gt;, &lt;value&gt;)</text:p>
      <text:p text:style-name="Text_20_body"><text:tab/>Where &lt;search term&gt; is one of:<text:tab/>seqProjectID &lt;string&gt;</text:p>
      <text:p text:style-name="Text_20_body"><text:tab/><text:tab/><text:tab/><text:tab/><text:tab/><text:tab/>seqExptID &lt;string&gt;</text:p>
      <text:p text:style-name="Text_20_body"><text:tab/><text:tab/><text:tab/><text:tab/><text:tab/><text:tab/>laneID &lt;int&gt;</text:p>
      <text:p text:style-name="Text_20_body"/>
      <text:p text:style-name="Text_20_body">selectLaneData(&lt;search term&gt;, &lt;value&gt;)</text:p>
      <text:p text:style-name="Text_20_body"><text:tab/>Where &lt;search term&gt; is one of:<text:tab/>laneID &lt;int&gt;</text:p>
      <text:p text:style-name="Text_20_body"><text:tab/><text:tab/><text:tab/><text:tab/><text:tab/><text:tab/>sequencecingConc &lt;float&gt;</text:p>
      <text:p text:style-name="Text_20_body"><text:tab/><text:tab/><text:tab/><text:tab/><text:tab/><text:tab/>read1ClusterDensity &lt;int&gt;</text:p>
      <text:p text:style-name="Text_20_body"><text:tab/><text:tab/><text:tab/><text:tab/><text:tab/><text:tab/>PhiXspiked.......</text:p>
      <text:p text:style-name="Text_20_body">selectSampleData(&lt;search term&gt;, &lt;value&gt;)</text:p>
      <text:p text:style-name="Text_20_body"><text:tab/><text:tab/><text:tab/><text:tab/><text:tab/><text:tab/>sampleID &lt;int&gt; ....</text:p>
      <text:p text:style-name="Text_20_body"/>
      <text:p text:style-name="Text_20_body"/>
      <text:p text:style-name="Text_20_body"/>
      <text:p text:style-name="Text_20_body"/>
      <text:p text:style-name="P2">Expansion methods</text:p>
      <text:p text:style-name="Text_20_body">fetch data in tables above. (upData methods)</text:p>
      <text:p text:style-name="Text_20_body"><text:tab/>upData methods simply grab the single upward unit</text:p>
      <text:p text:style-name="Text_20_body"/>
      <text:p text:style-name="Text_20_body">fetch data in tables below. (downData methods)</text:p>
      <text:p text:style-name="Text_20_body"><text:tab/>downData methods grab all or a given selection of the downward data.</text:p>
      <text:p text:style-name="Text_20_body"/>
      <text:p text:style-name="Text_20_body">fetch sibling data. (withinData methods)</text:p>
      <text:p text:style-name="Text_20_body"><text:tab/>withinData methods grab all or a given selection of the sibling data based on the upward unit.</text:p>
      <text:p text:style-name="Text_20_body"><text:soft-page-break/></text:p>
      <text:p text:style-name="P1">Methods</text:p>
      <text:p text:style-name="Text_20_body"><text:tab/>upDataMethods:</text:p>
      <text:p text:style-name="Text_20_body"><text:tab/><text:tab/>fetchLaneBySample(sampleID)</text:p>
      <text:p text:style-name="Text_20_body"><text:tab/><text:tab/>fetchSeqProjectByLane(laneID)</text:p>
      <text:p text:style-name="Text_20_body"><text:tab/><text:tab/>fetchSeqExperimentBySeqProject(seqProjectID)</text:p>
      <text:p text:style-name="Text_20_body"/>
      <text:p text:style-name="Text_20_body"><text:tab/>downDataMethods:</text:p>
      <text:p text:style-name="Text_20_body"><text:tab/><text:tab/>fetchSeqProjectBySeqExptID(seqExperimetnID)</text:p>
      <text:p text:style-name="Text_20_body"><text:tab/><text:tab/>fetchLaneDataBy</text:p>
      <text:p text:style-name="Text_20_body"><text:tab/><text:tab/></text:p>
      <text:p text:style-name="Text_20_body"/>
      <text:p text:style-name="P2">Data Input Method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</meta:initial-creator>
    <meta:creation-date>2013-04-26T13:22:32</meta:creation-date>
    <dc:date>2013-04-26T17:14:39</dc:date>
    <dc:creator>alan </dc:creator>
    <meta:editing-duration>PT3H44M13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3" meta:paragraph-count="57" meta:word-count="281" meta:character-count="2124" meta:non-whitespace-character-count="1788"/>
  </office:meta>
</office:document-meta>
</file>